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549" table:default-cell-style-name="ce2"/>
        <table:table-column table:style-name="co2" table:default-cell-style-name="ce2"/>
        <table:table-row table:style-name="ro1">
          <table:table-cell table:number-columns-repeated="550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9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91"/>
          <table:table-cell office:value-type="string" calcext:value-type="string">
            <text:p>mana</text:p>
          </table:table-cell>
          <table:table-cell table:number-columns-repeated="14"/>
          <table:table-cell office:value-type="string" calcext:value-type="string">
            <text:p>mana</text:p>
          </table:table-cell>
          <table:table-cell table:number-columns-repeated="9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90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T</text:p>
          </table:table-cell>
          <table:table-cell table:number-columns-repeated="10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82"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8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</text:p>
          </table:table-cell>
          <table:table-cell table:number-columns-repeated="10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8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number-columns-repeated="10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85"/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10"/>
          <table:table-cell office:value-type="string" calcext:value-type="string">
            <text:p>L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ana</text:p>
          </table:table-cell>
          <table:table-cell table:number-columns-repeated="10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85"/>
          <table:table-cell table:number-columns-repeated="2"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table:number-columns-repeated="10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8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83"/>
          <table:table-cell office:value-type="string" calcext:value-type="string">
            <text:p>mana</text:p>
          </table:table-cell>
          <table:table-cell table:number-columns-repeated="4"/>
          <table:table-cell office:value-type="string" calcext:value-type="string">
            <text:p>mana</text:p>
          </table:table-cell>
          <table:table-cell table:number-columns-repeated="9"/>
          <table:table-cell office:value-type="string" calcext:value-type="string">
            <text:p>mana</text:p>
          </table:table-cell>
          <table:table-cell table:number-columns-repeated="4"/>
          <table:table-cell office:value-type="string" calcext:value-type="string">
            <text:p>mana</text:p>
          </table:table-cell>
          <table:table-cell table:number-columns-repeated="10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7"/>
          <table:table-cell office:value-type="string" calcext:value-type="string">
            <text:p>big_mana</text:p>
          </table:table-cell>
          <table:table-cell table:number-columns-repeated="12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7"/>
          <table:table-cell office:value-type="string" calcext:value-type="string">
            <text:p>O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7"/>
          <table:table-cell office:value-type="string" calcext:value-type="string">
            <text:p>mana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7"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gic_shield_regen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6"/>
          <table:table-cell office:value-type="string" calcext:value-type="string">
            <text:p>big_crit_dmg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9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agic_shield_regen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10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big_health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natu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weapon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water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penetration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6"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critica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spell_damage_big</text:p>
          </table:table-cell>
          <table:table-cell table:number-columns-repeated="2"/>
          <table:table-cell office:value-type="string" calcext:value-type="string">
            <text:p>mana_battery</text:p>
          </table:table-cell>
          <table:table-cell table:number-columns-repeated="2"/>
          <table:table-cell office:value-type="string" calcext:value-type="string">
            <text:p>big_magic_shield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_regen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7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natu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water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penetration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3"/>
          <table:table-cell office:value-type="string" calcext:value-type="string">
            <text:p>water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weapon_damage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big_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natu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nature_damage_big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3"/>
          <table:table-cell office:value-type="string" calcext:value-type="string">
            <text:p>water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thunder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weapon_damage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fi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natu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penetration</text:p>
          </table:table-cell>
          <table:table-cell table:number-columns-repeated="33"/>
          <table:table-cell table:style-name="Default"/>
          <table:table-cell table:number-columns-repeated="2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4"/>
          <table:table-cell office:value-type="string" calcext:value-type="string">
            <text:p>big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big_magic_shield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magic_shield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thunder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weapon_damage</text:p>
          </table:table-cell>
          <table:table-cell table:number-columns-repeated="9"/>
          <table:table-cell office:value-type="string" calcext:value-type="string">
            <text:p>magic_shield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9"/>
          <table:table-cell office:value-type="string" calcext:value-type="string">
            <text:p>fi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penetration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4"/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water_penetration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magic_shield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nature_penetratio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big_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magic_shield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i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weapon_damage</text:p>
          </table:table-cell>
          <table:table-cell table:number-columns-repeated="5"/>
          <table:table-cell office:value-type="string" calcext:value-type="string">
            <text:p>spell_water_damage</text:p>
          </table:table-cell>
          <table:table-cell table:number-columns-repeated="3"/>
          <table:table-cell office:value-type="string" calcext:value-type="string">
            <text:p>water_penetration</text:p>
          </table:table-cell>
          <table:table-cell table:number-columns-repeated="2"/>
          <table:table-cell office:value-type="string" calcext:value-type="string">
            <text:p>big_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magic_shield</text:p>
          </table:table-cell>
          <table:table-cell table:number-columns-repeated="2"/>
          <table:table-cell office:value-type="string" calcext:value-type="string">
            <text:p>nature_penetration</text:p>
          </table:table-cell>
          <table:table-cell table:number-columns-repeated="3"/>
          <table:table-cell office:value-type="string" calcext:value-type="string">
            <text:p>spell_nature_damage</text:p>
          </table:table-cell>
          <table:table-cell table:number-columns-repeated="5"/>
          <table:table-cell office:value-type="string" calcext:value-type="string">
            <text:p>thunder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penetration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8"/>
          <table:table-cell office:value-type="string" calcext:value-type="string">
            <text:p>magical_life</text:p>
          </table:table-cell>
          <table:table-cell table:number-columns-repeated="4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magic_shield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arcane_devotion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fi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weapon_damage</text:p>
          </table:table-cell>
          <table:table-cell table:number-columns-repeated="5"/>
          <table:table-cell office:value-type="string" calcext:value-type="string">
            <text:p>spell_water_damage</text:p>
          </table:table-cell>
          <table:table-cell table:number-columns-repeated="3"/>
          <table:table-cell office:value-type="string" calcext:value-type="string">
            <text:p>spell_water_damage_big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spell_nature_damage_big</text:p>
          </table:table-cell>
          <table:table-cell table:number-columns-repeated="3"/>
          <table:table-cell office:value-type="string" calcext:value-type="string">
            <text:p>spell_nature_damage</text:p>
          </table:table-cell>
          <table:table-cell table:number-columns-repeated="5"/>
          <table:table-cell office:value-type="string" calcext:value-type="string">
            <text:p>thunder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thunder_damage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spell_water_damage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pell_nature_damage</text:p>
          </table:table-cell>
          <table:table-cell office:value-type="string" calcext:value-type="string">
            <text:p>O</text:p>
          </table:table-cell>
          <table:table-cell table:number-columns-repeated="12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water_weapon_damage</text:p>
          </table:table-cell>
          <table:table-cell table:number-columns-repeated="3"/>
          <table:table-cell office:value-type="string" calcext:value-type="string">
            <text:p>fire_weapon_damage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1"/>
          <table:table-cell office:value-type="string" calcext:value-type="string">
            <text:p>big_health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ele_wand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wand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wand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nd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big_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water_penetration</text:p>
          </table:table-cell>
          <table:table-cell table:number-columns-repeated="3"/>
          <table:table-cell office:value-type="string" calcext:value-type="string">
            <text:p>fire_penetration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9"/>
          <table:table-cell office:value-type="string" calcext:value-type="string">
            <text:p>big_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_wand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wand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wand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nd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natu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weapon_damage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1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_crossbow_damage</text:p>
          </table:table-cell>
          <table:table-cell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pell_fire_damage</text:p>
          </table:table-cell>
          <table:table-cell table:number-columns-repeated="3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3"/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5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wand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nd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spell_fire_damage_big</text:p>
          </table:table-cell>
          <table:table-cell table:number-columns-repeated="3"/>
          <table:table-cell office:value-type="string" calcext:value-type="string">
            <text:p>fire_penetration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thunder_penetration</text:p>
          </table:table-cell>
          <table:table-cell table:number-columns-repeated="3"/>
          <table:table-cell office:value-type="string" calcext:value-type="string">
            <text:p>spell_thunder_damage_big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thunder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weapon_damage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6"/>
          <table:table-cell office:value-type="string" calcext:value-type="string">
            <text:p>spe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water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magic_shield_rege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fire_penetration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thunder_penetration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_bow_damage</text:p>
          </table:table-cell>
          <table:table-cell table:number-columns-repeated="3"/>
          <table:table-cell office:value-type="string" calcext:value-type="string">
            <text:p>ele_bow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wand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nd_damage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5"/>
          <table:table-cell office:value-type="string" calcext:value-type="string">
            <text:p>water_weapon_damage_big</text:p>
          </table:table-cell>
          <table:table-cell table:number-columns-repeated="3"/>
          <table:table-cell office:value-type="string" calcext:value-type="string">
            <text:p>water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armony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spel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ig_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_bow_damage</text:p>
          </table:table-cell>
          <table:table-cell table:number-columns-repeated="3"/>
          <table:table-cell office:value-type="string" calcext:value-type="string">
            <text:p>bow_damage_big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pell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6"/>
          <table:table-cell office:value-type="string" calcext:value-type="string">
            <text:p>water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weapon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big_increase_healin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big_int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int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gic_shield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/>
          <table:table-cell office:value-type="string" calcext:value-type="string">
            <text:p>crossbow_damage_big</text:p>
          </table:table-cell>
          <table:table-cell table:number-columns-repeated="4"/>
          <table:table-cell office:value-type="string" calcext:value-type="string">
            <text:p>bow_damage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1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big_magic_shield</text:p>
          </table:table-cell>
          <table:table-cell/>
          <table:table-cell office:value-type="string" calcext:value-type="string">
            <text:p>increase_healin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ivinity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mana_rege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ue_hi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3"/>
          <table:table-cell office:value-type="string" calcext:value-type="string">
            <text:p>crossbow_damage_big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6"/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fire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regen</text:p>
          </table:table-cell>
          <table:table-cell table:number-columns-repeated="3"/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increase_healing</text:p>
          </table:table-cell>
          <table:table-cell/>
          <table:table-cell office:value-type="string" calcext:value-type="string">
            <text:p>big_increase_healin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increase_healing</text:p>
          </table:table-cell>
          <table:table-cell table:number-columns-repeated="4"/>
          <table:table-cell office:value-type="string" calcext:value-type="string">
            <text:p>spell_damage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4"/>
          <table:table-cell office:value-type="string" calcext:value-type="string">
            <text:p>big_crit_hi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_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crossbow_dama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big_mana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5"/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5"/>
          <table:table-cell office:value-type="string" calcext:value-type="string">
            <text:p>fire_weapon_damage_big</text:p>
          </table:table-cell>
          <table:table-cell table:number-columns-repeated="3"/>
          <table:table-cell office:value-type="string" calcext:value-type="string">
            <text:p>fi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dod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dex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big_crit_hi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6"/>
          <table:table-cell office:value-type="string" calcext:value-type="string">
            <text:p>fi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weapon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table:number-columns-repeated="2"/>
          <table:table-cell office:value-type="string" calcext:value-type="string">
            <text:p>fire_resis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talent_start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dod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ossbow_damage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1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big_crit_dmg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4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resis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thunder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resis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big_dod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dodge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table:number-columns-repeated="3"/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3"/>
          <table:table-cell office:value-type="string" calcext:value-type="string">
            <text:p>elemental_resis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lemental_purity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resist_big</text:p>
          </table:table-cell>
          <table:table-cell table:number-columns-repeated="2"/>
          <table:table-cell office:value-type="string" calcext:value-type="string">
            <text:p>steady_hand</text:p>
          </table:table-cell>
          <table:table-cell table:number-columns-repeated="2"/>
          <table:table-cell office:value-type="string" calcext:value-type="string">
            <text:p>fire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_big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alent_start</text:p>
          </table:table-cell>
          <table:table-cell table:number-columns-repeated="5"/>
          <table:table-cell office:value-type="string" calcext:value-type="string">
            <text:p>[CENTER]</text:p>
          </table:table-cell>
          <table:table-cell table:number-columns-repeated="5"/>
          <table:table-cell office:value-type="string" calcext:value-type="string">
            <text:p>talent_start</text:p>
          </table:table-cell>
          <table:table-cell table:number-columns-repeated="2"/>
          <table:table-cell office:value-type="string" calcext:value-type="string">
            <text:p>big_dodge</text:p>
          </table:table-cell>
          <table:table-cell table:number-columns-repeated="4"/>
          <table:table-cell office:value-type="string" calcext:value-type="string">
            <text:p>familiar_instinct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big_health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de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table:number-columns-repeated="3"/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4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resis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nature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resis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ranged_dmg</text:p>
          </table:table-cell>
          <table:table-cell table:number-columns-repeated="2"/>
          <table:table-cell office:value-type="string" calcext:value-type="string">
            <text:p>big_dod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dodge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_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1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table:number-columns-repeated="3"/>
          <table:table-cell office:value-type="string" calcext:value-type="string">
            <text:p>bow_damage_big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19"/>
          <table:table-cell office:value-type="string" calcext:value-type="string">
            <text:p>ranged_dm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le_bow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6"/>
          <table:table-cell office:value-type="string" calcext:value-type="string">
            <text:p>natu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weapon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natu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weapon_damage</text:p>
          </table:table-cell>
          <table:table-cell table:number-columns-repeated="2"/>
          <table:table-cell office:value-type="string" calcext:value-type="string">
            <text:p>nature_resis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talent_start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ow_damage</text:p>
          </table:table-cell>
          <table:table-cell table:number-columns-repeated="3"/>
          <table:table-cell office:value-type="string" calcext:value-type="string">
            <text:p>bow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_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5"/>
          <table:table-cell office:value-type="string" calcext:value-type="string">
            <text:p>nature_weapon_damage_big</text:p>
          </table:table-cell>
          <table:table-cell table:number-columns-repeated="3"/>
          <table:table-cell office:value-type="string" calcext:value-type="string">
            <text:p>natu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big_mana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nature_weapon_damage</text:p>
          </table:table-cell>
          <table:table-cell table:number-columns-repeated="3"/>
          <table:table-cell office:value-type="string" calcext:value-type="string">
            <text:p>thunder_weapon_damage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ranged_dm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ow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5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6"/>
          <table:table-cell office:value-type="string" calcext:value-type="string">
            <text:p>spell_natu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nature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nature_weapon_damage_big</text:p>
          </table:table-cell>
          <table:table-cell/>
          <table:table-cell office:value-type="string" calcext:value-type="string">
            <text:p>thunder_weapon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5"/>
          <table:table-cell office:value-type="string" calcext:value-type="string">
            <text:p>ele_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crossbow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1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big_health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od_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table:number-columns-repeated="5"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3"/>
          <table:table-cell office:value-type="string" calcext:value-type="string">
            <text:p>big_dodge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big_health</text:p>
          </table:table-cell>
          <table:table-cell table:number-columns-repeated="4"/>
          <table:table-cell office:value-type="string" calcext:value-type="string">
            <text:p>ele_crossbow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6"/>
          <table:table-cell office:value-type="string" calcext:value-type="string">
            <text:p>thunder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weapon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big_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melee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dex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physical_weapon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5"/>
          <table:table-cell office:value-type="string" calcext:value-type="string">
            <text:p>thunder_weapon_damage_big</text:p>
          </table:table-cell>
          <table:table-cell table:number-columns-repeated="3"/>
          <table:table-cell office:value-type="string" calcext:value-type="string">
            <text:p>thunder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big_armor</text:p>
          </table:table-cell>
          <table:table-cell table:number-columns-repeated="3"/>
          <table:table-cell office:value-type="string" calcext:value-type="string">
            <text:p>sword_damage</text:p>
          </table:table-cell>
          <table:table-cell table:number-columns-repeated="5"/>
          <table:table-cell office:value-type="string" calcext:value-type="string">
            <text:p>axe_damage</text:p>
          </table:table-cell>
          <table:table-cell table:number-columns-repeated="3"/>
          <table:table-cell office:value-type="string" calcext:value-type="string">
            <text:p>melee_dmg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4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big_crit_dmg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6"/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thunder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word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xe_damage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melee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elee_dmg</text:p>
          </table:table-cell>
          <table:table-cell table:number-columns-repeated="2"/>
          <table:table-cell office:value-type="string" calcext:value-type="string">
            <text:p>melee_dmg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melee_dmg</text:p>
          </table:table-cell>
          <table:table-cell table:number-columns-repeated="2"/>
          <table:table-cell office:value-type="string" calcext:value-type="string">
            <text:p>melee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dodge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5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dex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elee_dm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elee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elee_dm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elee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1"/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anged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dodge</text:p>
          </table:table-cell>
          <table:table-cell table:number-columns-repeated="9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9"/>
          <table:table-cell office:value-type="string" calcext:value-type="string">
            <text:p>health_regen</text:p>
          </table:table-cell>
          <table:table-cell table:number-columns-repeated="3"/>
          <table:table-cell office:value-type="string" calcext:value-type="string">
            <text:p>health_regen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ealth_regen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elee_dm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dex</text:p>
          </table:table-cell>
          <table:table-cell table:number-columns-repeated="9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big_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1"/>
          <table:table-cell office:value-type="string" calcext:value-type="string">
            <text:p>health_regen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ealth_rege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elee_dm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crit_dmg</text:p>
          </table:table-cell>
          <table:table-cell table:number-columns-repeated="9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armo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ckless_blows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8"/>
          <table:table-cell office:value-type="string" calcext:value-type="string">
            <text:p>overflowing_vitality</text:p>
          </table:table-cell>
          <table:table-cell table:number-columns-repeated="4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9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mo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hi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9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4"/>
          <table:table-cell office:value-type="string" calcext:value-type="string">
            <text:p>health_regen</text:p>
          </table:table-cell>
          <table:table-cell/>
          <table:table-cell office:value-type="string" calcext:value-type="string">
            <text:p>health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_regen</text:p>
          </table:table-cell>
          <table:table-cell table:number-columns-repeated="5"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5"/>
          <table:table-cell office:value-type="string" calcext:value-type="string">
            <text:p>melee_dm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O</text:p>
          </table:table-cell>
          <table:table-cell table:number-columns-repeated="9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big_armor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4"/>
          <table:table-cell office:value-type="string" calcext:value-type="string">
            <text:p>big_health</text:p>
          </table:table-cell>
          <table:table-cell/>
          <table:table-cell office:value-type="string" calcext:value-type="string">
            <text:p>health_regen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ealth_regen</text:p>
          </table:table-cell>
          <table:table-cell table:number-columns-repeated="9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9"/>
          <table:table-cell office:value-type="string" calcext:value-type="string">
            <text:p>melee_dmg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ical_weapon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hysical_weapon_damage_big</text:p>
          </table:table-cell>
          <table:table-cell table:number-columns-repeated="9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10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1"/>
          <table:table-cell office:value-type="string" calcext:value-type="string">
            <text:p>physical_weapon_damage_big</text:p>
          </table:table-cell>
          <table:table-cell table:number-columns-repeated="3"/>
          <table:table-cell office:value-type="string" calcext:value-type="string">
            <text:p>critical_damage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big_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big_crit_dmg</text:p>
          </table:table-cell>
          <table:table-cell table:number-columns-repeated="10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2"/>
          <table:table-cell office:value-type="string" calcext:value-type="string">
            <text:p>O</text:p>
          </table:table-cell>
          <table:table-cell office:value-type="string" calcext:value-type="string">
            <text:p>big_crit_dmg</text:p>
          </table:table-cell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10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8"/>
          <table:table-cell office:value-type="string" calcext:value-type="string">
            <text:p>O</text:p>
          </table:table-cell>
          <table:table-cell office:value-type="string" calcext:value-type="string">
            <text:p>axe_damage</text:p>
          </table:table-cell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office:value-type="string" calcext:value-type="string">
            <text:p>sword_damage</text:p>
          </table:table-cell>
          <table:table-cell office:value-type="string" calcext:value-type="string">
            <text:p>O</text:p>
          </table:table-cell>
          <table:table-cell table:number-columns-repeated="11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7"/>
          <table:table-cell office:value-type="string" calcext:value-type="string">
            <text:p>axe_damage</text:p>
          </table:table-cell>
          <table:table-cell table:number-columns-repeated="3"/>
          <table:table-cell office:value-type="string" calcext:value-type="string">
            <text:p>ele_axe_damage</text:p>
          </table:table-cell>
          <table:table-cell table:number-columns-repeated="11"/>
          <table:table-cell office:value-type="string" calcext:value-type="string">
            <text:p>sword_damage</text:p>
          </table:table-cell>
          <table:table-cell table:number-columns-repeated="3"/>
          <table:table-cell office:value-type="string" calcext:value-type="string">
            <text:p>ele_sword_damage</text:p>
          </table:table-cell>
          <table:table-cell table:number-columns-repeated="11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6"/>
          <table:table-cell office:value-type="string" calcext:value-type="string">
            <text:p>axe_damage</text:p>
          </table:table-cell>
          <table:table-cell table:number-columns-repeated="5"/>
          <table:table-cell office:value-type="string" calcext:value-type="string">
            <text:p>ele_axe_damage</text:p>
          </table:table-cell>
          <table:table-cell table:number-columns-repeated="9"/>
          <table:table-cell office:value-type="string" calcext:value-type="string">
            <text:p>sword_damage</text:p>
          </table:table-cell>
          <table:table-cell table:number-columns-repeated="5"/>
          <table:table-cell office:value-type="string" calcext:value-type="string">
            <text:p>ele_sword_damage</text:p>
          </table:table-cell>
          <table:table-cell table:number-columns-repeated="11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7"/>
          <table:table-cell office:value-type="string" calcext:value-type="string">
            <text:p>axe_damage_big</text:p>
          </table:table-cell>
          <table:table-cell table:number-columns-repeated="3"/>
          <table:table-cell office:value-type="string" calcext:value-type="string">
            <text:p>ele_axe_damage_big</text:p>
          </table:table-cell>
          <table:table-cell table:number-columns-repeated="11"/>
          <table:table-cell office:value-type="string" calcext:value-type="string">
            <text:p>sword_damage_big</text:p>
          </table:table-cell>
          <table:table-cell table:number-columns-repeated="3"/>
          <table:table-cell office:value-type="string" calcext:value-type="string">
            <text:p>ele_sword_damage_big</text:p>
          </table:table-cell>
          <table:table-cell table:number-columns-repeated="11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table:number-columns-repeated="12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1"/>
          <table:table-cell office:value-type="string" calcext:value-type="string">
            <text:p>O</text:p>
          </table:table-cell>
          <table:table-cell table:number-columns-repeated="1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1"/>
          <table:table-cell office:value-type="string" calcext:value-type="string">
            <text:p>O</text:p>
          </table:table-cell>
          <table:table-cell table:number-columns-repeated="1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1"/>
          <table:table-cell office:value-type="string" calcext:value-type="string">
            <text:p>O</text:p>
          </table:table-cell>
          <table:table-cell table:number-columns-repeated="1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1"/>
          <table:table-cell office:value-type="string" calcext:value-type="string">
            <text:p>O</text:p>
          </table:table-cell>
          <table:table-cell table:number-columns-repeated="1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1"/>
          <table:table-cell office:value-type="string" calcext:value-type="string">
            <text:p>O</text:p>
          </table:table-cell>
          <table:table-cell table:number-columns-repeated="1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1"/>
          <table:table-cell office:value-type="string" calcext:value-type="string">
            <text:p>int</text:p>
          </table:table-cell>
          <table:table-cell table:number-columns-repeated="1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1"/>
          <table:table-cell office:value-type="string" calcext:value-type="string">
            <text:p>O</text:p>
          </table:table-cell>
          <table:table-cell table:number-columns-repeated="1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1"/>
          <table:table-cell office:value-type="string" calcext:value-type="string">
            <text:p>O</text:p>
          </table:table-cell>
          <table:table-cell table:number-columns-repeated="1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1"/>
          <table:table-cell office:value-type="string" calcext:value-type="string">
            <text:p>O</text:p>
          </table:table-cell>
          <table:table-cell table:number-columns-repeated="1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3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3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1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3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3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3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2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1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2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7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2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8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2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2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0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2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2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2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2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2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2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2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2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2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9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START</text:p>
          </table:table-cell>
          <table:table-cell table:number-columns-repeated="11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0"/>
          <table:table-cell office:value-type="string" calcext:value-type="string">
            <text:p>O</text:p>
          </table:table-cell>
          <table:table-cell table:number-columns-repeated="13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1"/>
          <table:table-cell office:value-type="string" calcext:value-type="string">
            <text:p>O</text:p>
          </table:table-cell>
          <table:table-cell table:number-columns-repeated="13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2"/>
          <table:table-cell office:value-type="string" calcext:value-type="string">
            <text:p>O</text:p>
          </table:table-cell>
          <table:table-cell table:number-columns-repeated="13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3"/>
          <table:table-cell office:value-type="string" calcext:value-type="string">
            <text:p>O</text:p>
          </table:table-cell>
          <table:table-cell table:number-columns-repeated="13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4"/>
          <table:table-cell office:value-type="string" calcext:value-type="string">
            <text:p>O</text:p>
          </table:table-cell>
          <table:table-cell table:number-columns-repeated="13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5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9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0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0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0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0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0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int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talent_start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int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int</text:p>
          </table:table-cell>
          <table:table-cell table:number-columns-repeated="14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9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0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9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0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9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0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9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0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9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0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9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0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0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0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9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5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O</text:p>
          </table:table-cell>
          <table:table-cell table:number-columns-repeated="15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3"/>
          <table:table-cell office:value-type="string" calcext:value-type="string">
            <text:p>PLACEHOLDE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LACEHOLDER</text:p>
          </table:table-cell>
          <table:table-cell table:number-columns-repeated="15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LACEHOLDE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5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2"/>
          <table:table-cell office:value-type="string" calcext:value-type="string">
            <text:p>PLACEHOLDER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PLACEHOLDER</text:p>
          </table:table-cell>
          <table:table-cell table:number-columns-repeated="15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LACEHOLDE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5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3"/>
          <table:table-cell office:value-type="string" calcext:value-type="string">
            <text:p>PLACEHOLDE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LACEHOLDER</text:p>
          </table:table-cell>
          <table:table-cell table:number-columns-repeated="15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O</text:p>
          </table:table-cell>
          <table:table-cell table:number-columns-repeated="15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 table:number-rows-repeated="1048070">
          <table:table-cell table:number-columns-repeated="550"/>
        </table:table-row>
        <table:table-row table:style-name="ro2" table:number-rows-repeated="39">
          <table:table-cell table:number-columns-repeated="550"/>
        </table:table-row>
        <table:table-row table:style-name="ro2">
          <table:table-cell table:number-columns-repeated="5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11:46:01.5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0-11-27T12:07:06.968000000</dc:date>
    <meta:editing-cycles>106</meta:editing-cycles>
    <meta:editing-duration>PT6H10M12S</meta:editing-duration>
    <meta:document-statistic meta:table-count="1" meta:cell-count="2790" meta:object-count="0"/>
  </office:meta>
</office:document-meta>
</file>